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6b628"/>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7e48a"/>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6b628"/>
    </style:style>
    <style:style style:name="P15" style:family="paragraph" style:parent-style-name="Text_20_body">
      <style:paragraph-properties fo:margin-top="0cm" fo:margin-bottom="0cm" style:contextual-spacing="false"/>
      <style:text-properties officeooo:paragraph-rsid="0396b628"/>
    </style:style>
    <style:style style:name="P16"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6243f"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616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b6531"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3" style:family="text">
      <style:text-properties officeooo:rsid="038f6ea6"/>
    </style:style>
    <style:style style:name="T14" style:family="text">
      <style:text-properties officeooo:rsid="03905edc"/>
    </style:style>
    <style:style style:name="T15"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1.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2</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259844215088">
          <table:table-cell table:style-name="Tabelle3.A1" office:value-type="string">
            <text:h text:style-name="P16" text:outline-level="1"><text:bookmark-start text:name="__RefHeading___Toc1324_2343488134"/><text:span text:style-name="T10">A</text:span><text:span text:style-name="T11">dd</text:span><text:span text:style-name="T9"> menu - </text:span><text:span text:style-name="T11">G</text:span><text:span text:style-name="T12">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4"> A node group acts like any other node. </text:span></text:p>
      <text:p text:style-name="P10">Material node groups should not include Input nodes<text:span text:style-name="T14">,</text:span> like Image nodes<text:span text:style-name="T14">,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3">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3"> and in the Properties tab</text:span> in the Node panel<text:span text:style-name="T13">.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Horizontal_20_Line"/>
      <text:h text:style-name="Heading_20_2" text:outline-level="2"><text:bookmark-start text:name="__RefHeading___Toc1026_98473519"/>Group Input<text:bookmark-end text:name="__RefHeading___Toc1026_98473519"/></text:h>
      <text:p text:style-name="P11">Adds a Group Input node. This node is usually already part of a new created group.</text:p>
      <text:h text:style-name="Heading_20_2"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text:soft-page-break/></text:p>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5">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6243f"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616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4</text:span><text:span text:style-name="MT2"> Editors - Shader Editor - Header - A</text:span><text:span text:style-name="MT6">dd</text:span><text:span text:style-name="MT2"> Menu</text:span><text:span text:style-name="MT7"> - G</text:span><text:span text:style-name="MT8">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52S</meta:editing-duration>
    <meta:editing-cycles>819</meta:editing-cycles>
    <meta:generator>LibreOffice/7.0.4.2$Windows_X86_64 LibreOffice_project/dcf040e67528d9187c66b2379df5ea4407429775</meta:generator>
    <dc:date>2021-03-26T12:35:28.265000000</dc:date>
    <meta:document-statistic meta:table-count="2" meta:image-count="10" meta:object-count="0" meta:page-count="3" meta:paragraph-count="30" meta:word-count="371" meta:character-count="1923" meta:non-whitespace-character-count="1578"/>
    <meta:template xlink:type="simple" xlink:actuate="onRequest" xlink:title="standard1cm" xlink:href="../../../AppData/Roaming/LibreOffice/4/user/template/standard1cm.ott" meta:date="2016-03-29T10:15:31.334000000"/>
  </office:meta>
</office:document-meta>
</file>